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1182FD04F776C25BF4C.png" manifest:media-type="image/png"/>
  <manifest:file-entry manifest:full-path="Pictures/10000000000001DF00000271CFB1CBE4B029B9D8.png" manifest:media-type="image/png"/>
  <manifest:file-entry manifest:full-path="Pictures/1000000000000320000002552D0C0CE7F07CC2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0.766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99cm, 16.566cm, 0cm, 0cm)" draw:image-opacity="100%" style:mirror="none"/>
    </style:style>
    <style:style style:name="gr4" style:family="graphic" style:parent-style-name="objectwithoutfill">
      <style:graphic-properties svg:stroke-width="0.02cm" svg:stroke-color="#009900" draw:marker-start-width="0.26cm" draw:marker-end-width="0.26cm" draw:fill="none" draw:textarea-vertical-align="middle" fo:padding-top="0.135cm" fo:padding-bottom="0.135cm" fo:padding-left="0.26cm" fo:padding-right="0.2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6cm" svg:height="4.179cm" svg:x="20.2cm" svg:y="7.4cm">
          <draw:image xlink:href="Pictures/1000000000000320000002552D0C0CE7F07CC2FF.png" xlink:type="simple" xlink:show="embed" xlink:actuate="onLoad">
            <text:p/>
          </draw:image>
        </draw:frame>
        <draw:frame draw:style-name="gr2" draw:text-style-name="P1" draw:layer="layout" svg:width="8.153cm" svg:height="5.807cm" svg:x="11.447cm" svg:y="8.593cm">
          <draw:image xlink:href="Pictures/1000000000000320000001182FD04F776C25BF4C.png" xlink:type="simple" xlink:show="embed" xlink:actuate="onLoad">
            <text:p/>
          </draw:image>
        </draw:frame>
        <draw:frame draw:style-name="gr1" draw:text-style-name="P1" draw:layer="layout" svg:width="11.956cm" svg:height="15.6cm" svg:x="0.74cm" svg:y="0.8cm">
          <draw:image xlink:href="Pictures/10000000000001DF00000271CFB1CBE4B029B9D8.png" xlink:type="simple" xlink:show="embed" xlink:actuate="onLoad">
            <text:p/>
          </draw:image>
        </draw:frame>
        <draw:frame draw:style-name="gr3" draw:text-style-name="P1" draw:layer="layout" svg:width="3.595cm" svg:height="4.227cm" svg:x="11.461cm" svg:y="10.173cm">
          <draw:image xlink:href="Pictures/1000000000000320000001182FD04F776C25BF4C.png" xlink:type="simple" xlink:show="embed" xlink:actuate="onLoad">
            <text:p/>
          </draw:image>
        </draw:frame>
        <draw:line draw:style-name="gr4" draw:text-style-name="P1" draw:layer="layout" svg:x1="12.558cm" svg:y1="9.077cm" svg:x2="14.715cm" svg:y2="9.077cm">
          <text:p/>
        </draw:line>
        <draw:line draw:style-name="gr5" draw:text-style-name="P1" draw:layer="layout" svg:x1="19.4cm" svg:y1="9cm" svg:x2="20.2cm" svg:y2="9cm">
          <text:p/>
        </draw:lin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4T23:48:52.521843787</meta:creation-date>
    <dc:date>2020-02-24T00:12:13.315191718</dc:date>
    <meta:editing-duration>PT23M38S</meta:editing-duration>
    <meta:editing-cycles>3</meta:editing-cycles>
    <meta:generator>LibreOffice/5.1.6.2$Linux_X86_64 LibreOffice_project/10m0$Build-2</meta:generator>
    <meta:document-statistic meta:object-count="29"/>
  </office:meta>
</office:document-meta>
</file>